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7">
            <text:p>7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7-12_20-54-0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7-13_01-37-46_000.jpg</text:p>
          </table:table-cell>
          <table:table-cell table:style-name="ce26" office:value-type="string">
            <text:p>:m :PHOTO 寝た時刻 / 2023 / オナニー、未了、duration=40m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40m時間ぐらい,other=~">
            <text:p>:m :PHOTO 寝た時刻 / 2023 / オナニー、未了、duration=4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7-13_07-51-3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7-13_07-51-44_000.jpg</text:p>
          </table:table-cell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用 / @自宅；東側；洗面所から見える；東の犬走り / 自然観察 / 草むら：左手のゆりに巻き付いている、つる性の植物の、つる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7-13_08-06-53_000.jpg</text:p>
          </table:table-cell>
          <table:table-cell table:style-name="ce26" office:value-type="string">
            <text:p><text:s/>:m :PHOTO 起きた時刻 / 2023 / other=実際の時刻：３０分ぐらい前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 :m :PHOTO 起きた時刻 / 2023 / other=実際の時刻：３０分ぐらい前 ">
            <text:p><text:s/>:m :PHOTO 起きた時刻 / 2023 / other=実際の時刻：３０分ぐらい前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7-13_09-09-19_000.jpg</text:p>
          </table:table-cell>
          <table:table-cell table:style-name="ce26" office:value-type="string">
            <text:p>:m #*# RES / JVEMV6 64#67_1_gakuji / 『論語 学而』 著者=~,校注=~ / p.19 / w=,topic=為仁之本与,publisher=明治書院,other=memo+:arguement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JVEMV6 64#67_1_gakuji / 『論語 学而』 著者=~,校注=~ / p.19 / w=,topic=為仁之本与,publisher=明治書院,other=memo+:arguement">
            <text:p>:m #*# RES / JVEMV6 64#67_1_gakuji / 『論語 学而』 著者=~,校注=~ / p.19 / w=,topic=為仁之本与,publisher=明治書院,other=memo+:arguement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7-13_13-44-31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47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47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3">2023/07/13</text:date>, <text:time>17:32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13T17:32:56.75</dc:date>
    <dc:creator>岩淵 謙</dc:creator>
    <meta:editing-duration>P57DT14H40M26S</meta:editing-duration>
    <meta:editing-cycles>19111</meta:editing-cycles>
    <meta:document-statistic meta:table-count="2" meta:cell-count="915" meta:object-count="0"/>
    <meta:user-defined meta:name="qrichtext">1</meta:user-defined>
  </office:meta>
</office:document-meta>
</file>